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4.0701in"/>
    </style:style>
    <style:style style:name="co10" style:family="table-column">
      <style:table-column-properties fo:break-before="auto" style:column-width="5.45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number-columns-repeated="1012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3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2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3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covered-table-cell/>
          <table:table-cell table:number-columns-repeated="1012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3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covered-table-cell/>
          <table:table-cell table:number-columns-repeated="1012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2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25/25</text:p>
          </table:table-cell>
          <table:table-cell office:value-type="string">
            <text:p>30 (4)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(obviously).</text:p>
          </table:table-cell>
          <table:table-cell table:number-columns-repeated="1012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75/150</text:p>
          </table:table-cell>
          <table:table-cell office:value-type="string">
            <text:p>30 (4)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225/900</text:p>
          </table:table-cell>
          <table:table-cell office:value-type="string">
            <text:p>30 (4)</text:p>
          </table:table-cell>
          <table:table-cell office:value-type="float" office:value="900">
            <text:p>900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2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2 slots.</text:p>
          </table:table-cell>
          <table:table-cell table:style-name="ce6" office:value-type="string" table:number-columns-spanned="1" table:number-rows-spanned="3">
            <text:p>Pickup and dropoff ground units. Tier 1 units takes up 1 slot. Tier 2 takes up 2 slots. Tier 3 takes up 4 slots.</text:p>
          </table:table-cell>
          <table:table-cell table:number-columns-repeated="1012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4 slot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8 slots. Personal stealth.</text:p>
          </table:table-cell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8 * 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2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string">
            <text:p>64 * 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2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2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1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2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3 build power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9 build power.</text:p>
          </table:table-cell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Intel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Personal stealth.</text:p>
          </table:table-cell>
          <table:table-cell table:style-name="ce6" office:value-type="string">
            <text:p>Scout unit with long sight range and personal stealth.</text:p>
          </table:table-cell>
          <table:table-cell table:number-columns-repeated="1012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00/600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Personal stealth. Reveals enemy units in 32 radius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2"/>
        </table:table-row>
        <table:table-row table:style-name="ro1">
          <table:table-cell office:value-type="string">
            <text:p>Intel 3</text:p>
          </table:table-cell>
          <table:table-cell office:value-type="string">
            <text:p>1200/4800</text:p>
          </table:table-cell>
          <table:table-cell office:value-type="float" office:value="15">
            <text:p>15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string">
            <text:p>Stealth to allies in 8 radius. Reveals enemy units in 45 radius. 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2"/>
        </table:table-row>
        <table:table-row table:style-name="ro2">
          <table:table-cell office:value-type="string">
            <text:p>Spy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Personal stealth. On death maintain visibility for 15 seconds.</text:p>
          </table:table-cell>
          <table:table-cell table:style-name="ce6" office:value-type="string" table:number-columns-spanned="1" table:number-rows-spanned="3">
            <text:p>Spy plane that drops a camera on death, maintaining visibility where it died.</text:p>
          </table:table-cell>
          <table:table-cell table:number-columns-repeated="1012"/>
        </table:table-row>
        <table:table-row table:style-name="ro2">
          <table:table-cell office:value-type="string">
            <text:p>Spy 2</text:p>
          </table:table-cell>
          <table:table-cell office:value-type="string">
            <text:p>100/2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Personal stealth. On death maintain visibility for 30 second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Spy 3</text:p>
          </table:table-cell>
          <table:table-cell office:value-type="string">
            <text:p>400/1600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Personal stealth. On death maintain visibility for 60 second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12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Personal stealth.</text:p>
          </table:table-cell>
          <table:table-cell table:style-name="ce6" office:value-type="string" table:number-columns-spanned="1" table:number-rows-spanned="3">
            <text:p>Fast light tank with personal stealth. Meant for hit &amp; run tactics.</text:p>
          </table:table-cell>
          <table:table-cell table:number-columns-repeated="1012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12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Personal stealth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12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Personal stealth.</text:p>
          </table:table-cell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60">
            <text:p>60</text:p>
          </table:table-cell>
          <table:table-cell office:value-type="string">
            <text:p>300/300</text:p>
          </table:table-cell>
          <table:table-cell office:value-type="string">
            <text:p>120 * 2</text:p>
          </table:table-cell>
          <table:table-cell office:value-type="string">
            <text:p>6 (0.5)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60">
            <text:p>60</text:p>
          </table:table-cell>
          <table:table-cell office:value-type="string">
            <text:p>900/900</text:p>
          </table:table-cell>
          <table:table-cell office:value-type="string">
            <text:p>360 * 2</text:p>
          </table:table-cell>
          <table:table-cell office:value-type="string">
            <text:p>6 (0.5)</text:p>
          </table:table-cell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office:value-type="float" office:value="24">
            <text:p>24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2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60">
            <text:p>60</text:p>
          </table:table-cell>
          <table:table-cell office:value-type="string">
            <text:p>2700/2700</text:p>
          </table:table-cell>
          <table:table-cell office:value-type="string">
            <text:p>1080 * 2</text:p>
          </table:table-cell>
          <table:table-cell office:value-type="string">
            <text:p>6 (0.5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Default" office:value-type="string">
            <text:p>Can defeat one tier 1 missile.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Default" office:value-type="string">
            <text:p>Can defeat two tier 1 missiles and one tier 2 missile.</text:p>
          </table:table-cell>
          <table:table-cell table:style-name="Default"/>
          <table:table-cell table:number-columns-repeated="1012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Default" office:value-type="string">
            <text:p>Can defeat three tier 1|2 missiles and one tier 3 missile.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125 * 4 (1 HP)</text:p>
          </table:table-cell>
          <table:table-cell office:value-type="string">
            <text:p>10 (0.5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900/1800</text:p>
          </table:table-cell>
          <table:table-cell office:value-type="float" office:value="60">
            <text:p>60</text:p>
          </table:table-cell>
          <table:table-cell office:value-type="float" office:value="675">
            <text:p>675</text:p>
          </table:table-cell>
          <table:table-cell office:value-type="string">
            <text:p>750 * 2 (6 HP)</text:p>
          </table:table-cell>
          <table:table-cell office:value-type="string">
            <text:p>10 (1.0)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2700/10800</text:p>
          </table:table-cell>
          <table:table-cell office:value-type="float" office:value="60">
            <text:p>60</text:p>
          </table:table-cell>
          <table:table-cell office:value-type="float" office:value="2025">
            <text:p>2025</text:p>
          </table:table-cell>
          <table:table-cell office:value-type="string">
            <text:p>4500 (36 HP)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ce2"/>
          <table:table-cell table:number-columns-repeated="1012"/>
        </table:table-row>
        <table:table-row table:style-name="ro2">
          <table:table-cell table:style-name="ce3" office:value-type="string" table:number-columns-spanned="11" table:number-rows-spanned="1">
            <text:p><text:s text:c="6"/>EXPERIMENTALS</text:p>
          </table:table-cell>
          <table:covered-table-cell table:number-columns-repeated="9"/>
          <table:covered-table-cell table:style-name="ce2"/>
          <table:table-cell table:number-columns-repeated="1012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ce2" office:value-type="string">
            <text:p>Anti-air spider walker that acts as a no-fly zone &amp; a tier 3 missile defense.</text:p>
          </table:table-cell>
          <table:table-cell table:number-columns-repeated="1012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2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ier 3 missile launcher.</text:p>
          </table:table-cell>
          <table:table-cell table:number-columns-repeated="1012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2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2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6"/>
          <table:table-cell table:style-name="ce2" office:value-type="string">
            <text:p>Produces metal. Can drill to enemy base and become a “teleporter”.</text:p>
          </table:table-cell>
          <table:table-cell table:number-columns-repeated="1012"/>
        </table:table-row>
        <table:table-row table:style-name="ro1">
          <table:table-cell office:value-type="string">
            <text:p>Invader</text:p>
          </table:table-cell>
          <table:table-cell table:number-columns-repeated="9"/>
          <table:table-cell table:style-name="ce2" office:value-type="string">
            <text:p>Experimental arbiteresque transport.</text:p>
          </table:table-cell>
          <table:table-cell table:number-columns-repeated="1012"/>
        </table:table-row>
        <table:table-row table:style-name="ro2">
          <table:table-cell table:style-name="ce3" office:value-type="string" table:number-columns-spanned="11" table:number-rows-spanned="1">
            <text:p><text:s text:c="6"/>STRUCTURES</text:p>
          </table:table-cell>
          <table:covered-table-cell table:number-columns-repeated="9"/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2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Medium range turret. Overkills most tier 1 units.</text:p>
          </table:table-cell>
          <table:table-cell table:number-columns-repeated="1012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Long range heavy turret. Overkills most tier 2 units.</text:p>
          </table:table-cell>
          <table:table-cell table:number-columns-repeated="1012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defeat one tier 1 missile.</text:p>
          </table:table-cell>
          <table:table-cell table:style-name="ce6" office:value-type="string">
            <text:p>Long range anti-aircraft turret. Great for defending entire bases.</text:p>
          </table:table-cell>
          <table:table-cell table:number-columns-repeated="1012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0 (0.9)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defeat three tier 1 missiles and one tier 2 missile.</text:p>
          </table:table-cell>
          <table:table-cell table:style-name="ce6" office:value-type="string">
            <text:p>Medium range anti-aircraft turret. Great for defending priority areas.</text:p>
          </table:table-cell>
          <table:table-cell table:number-columns-repeated="1012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10 (0.6)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table:style-name="Default" office:value-type="string">
            <text:p>Can defeat 3 tier 1|2 missiles and one tier 3 missile.</text:p>
          </table:table-cell>
          <table:table-cell table:style-name="ce6" office:value-type="string">
            <text:p>Short range anti-aircraft turret. Great at defending priority targets.</text:p>
          </table:table-cell>
          <table:table-cell table:number-columns-repeated="1012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450/450</text:p>
          </table:table-cell>
          <table:table-cell office:value-type="float" office:value="90">
            <text:p>90</text:p>
          </table:table-cell>
          <table:table-cell office:value-type="float" office:value="750">
            <text:p>750</text:p>
          </table:table-cell>
          <table:table-cell office:value-type="string">
            <text:p>450 * 3 (1 HP)</text:p>
          </table:table-cell>
          <table:table-cell office:value-type="string">
            <text:p>60 (20)</text:p>
          </table:table-cell>
          <table:table-cell office:value-type="float" office:value="64">
            <text:p>64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2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2250/4500</text:p>
          </table:table-cell>
          <table:table-cell office:value-type="float" office:value="450">
            <text:p>450</text:p>
          </table:table-cell>
          <table:table-cell office:value-type="float" office:value="3750">
            <text:p>3750</text:p>
          </table:table-cell>
          <table:table-cell office:value-type="string">
            <text:p>2250 * 3 (6 HP)</text:p>
          </table:table-cell>
          <table:table-cell office:value-type="string">
            <text:p>180 (60)</text:p>
          </table:table-cell>
          <table:table-cell office:value-type="float" office:value="110">
            <text:p>11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Deals damage in 5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2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1250/45000</text:p>
          </table:table-cell>
          <table:table-cell office:value-type="float" office:value="2250">
            <text:p>2250</text:p>
          </table:table-cell>
          <table:table-cell office:value-type="float" office:value="18750">
            <text:p>1875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2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3</text:p>
          </table:table-cell>
          <table:table-cell office:value-type="string">
            <text:p>10 (0.1)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defeat three tier 1 missile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3 * 6</text:p>
          </table:table-cell>
          <table:table-cell office:value-type="string">
            <text:p>10 (0.1)</text:p>
          </table:table-cell>
          <table:table-cell office:value-type="float" office:value="22">
            <text:p>2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defeat six tier 1 missiles and three tier 2 missile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12 * 9</text:p>
          </table:table-cell>
          <table:table-cell office:value-type="string">
            <text:p>1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defeat nine tier 1|2 missiles and three tier 3 missile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string">
            <text:p>Reveals enemy units in 34 radius.</text:p>
          </table:table-cell>
          <table:table-cell table:style-name="ce6" office:value-type="string" table:number-columns-spanned="1" table:number-rows-spanned="3">
            <text:p>Has excellent sight range and reveals enemies on the mini-map as radar blips.</text:p>
          </table:table-cell>
          <table:table-cell table:number-columns-repeated="1012"/>
        </table:table-row>
        <table:table-row table:style-name="ro2">
          <table:table-cell office:value-type="string">
            <text:p>Radar 2</text:p>
          </table:table-cell>
          <table:table-cell office:value-type="string">
            <text:p>500/10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string">
            <text:p>Reveals enemy units in 58 radiu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Radar 3</text:p>
          </table:table-cell>
          <table:table-cell office:value-type="string">
            <text:p>2500/10000</text:p>
          </table:table-cell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string">
            <text:p>Reveals enemy units in 100 radiu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5 metal per second. 100 metal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900/1800</text:p>
          </table:table-cell>
          <table:table-cell office:value-type="float" office:value="180">
            <text:p>180</text:p>
          </table:table-cell>
          <table:table-cell office:value-type="float" office:value="1800">
            <text:p>1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0 metal per second. 200 metal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2700/10800</text:p>
          </table:table-cell>
          <table:table-cell office:value-type="float" office:value="540">
            <text:p>540</text:p>
          </table:table-cell>
          <table:table-cell office:value-type="float" office:value="5400">
            <text:p>5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20 metal per second. 400 metal storage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0 energy per second. 100 energy storage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2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00 energy per second. 500 energy storage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2"/>
        </table:table-row>
        <table:table-row table:style-name="ro3">
          <table:table-cell office:value-type="string">
            <text:p>Generator 3</text:p>
          </table:table-cell>
          <table:table-cell office:value-type="string">
            <text:p>9000/36000</text:p>
          </table:table-cell>
          <table:table-cell office:value-type="float" office:value="1800">
            <text:p>180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000 energy per second. 2500 energy storage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2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100 metal storage. 100 energy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3600">
            <text:p>3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200 metal storage. 500 energy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0800">
            <text:p>10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400 metal storage. 2500 energy storage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pairs 20 health per second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2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pairs 50 health per second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2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pairs 125 health per second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2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string">
            <text:p>100/4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gens 10 shields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2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string">
            <text:p>200/8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gens 40 shields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2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string">
            <text:p>400/16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gens 160 shields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2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2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3750/7500</text:p>
          </table:table-cell>
          <table:table-cell office:value-type="float" office:value="750">
            <text:p>750</text:p>
          </table:table-cell>
          <table:table-cell office:value-type="float" office:value="7500">
            <text:p>7500</text:p>
          </table:table-cell>
          <table:table-cell office:value-type="string">
            <text:p>2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18750/75000</text:p>
          </table:table-cell>
          <table:table-cell office:value-type="float" office:value="3750">
            <text:p>3750</text:p>
          </table:table-cell>
          <table:table-cell office:value-type="float" office:value="37500">
            <text:p>37500</text:p>
          </table:table-cell>
          <table:table-cell office:value-type="string">
            <text:p>4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move units in 8 seconds to any other teleporter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move units in 4 seconds to any other teleporter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move units in 2 seconds to any other teleporter.</text:p>
          </table:table-cell>
          <table:table-cell table:style-name="ce6"/>
          <table:table-cell table:number-columns-repeated="1012"/>
        </table:table-row>
        <table:table-row table:style-name="ro2" table:number-rows-repeated="104849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000-00-00T03:12:16.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3-15T06:37:17.16</dc:date>
    <meta:editing-duration>P15DT20H24M18S</meta:editing-duration>
    <meta:editing-cycles>1081</meta:editing-cycles>
    <meta:generator>LibreOffice/4.0.5.2$Windows_x86 LibreOffice_project/5464147a081647a250913f19c0715bca595af2f</meta:generator>
    <meta:document-statistic meta:table-count="1" meta:cell-count="834" meta:object-count="0"/>
  </office:meta>
</office:document-meta>
</file>